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7.441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4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r</text:p>
          </table:table-cell>
          <table:table-cell table:number-columns-repeated="16383"/>
        </table:table-row>
        <table:table-row table:number-rows-repeated="160" table:style-name="ro1">
          <table:table-cell table:style-name="ce3"/>
          <table:table-cell table:number-columns-repeated="16383"/>
        </table:table-row>
        <table:table-row table:number-rows-repeated="1047686" table:style-name="ro1">
          <table:table-cell table:number-columns-repeated="16384"/>
        </table:table-row>
      </table:table>
      <table:table table:name="ExpressoesSilaba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5">
            <text:p>(?&lt;=[lmrsx])(?=[bcçdfgjlmnpqrstvxz](?![bcçdfgjlmnpqrstvxz.]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n)(?=s(?![.]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2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n)(?=[bcçdfgjlmnpqrtvxz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(?&lt;=[aáàâãeéèêiìíîoóòôõuúùû])(?![lmnrsxz])(?=[bcçdfgjlmnpqrstvxz](?=[aáàâãeéèêiìíîoóòôõuúùû]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(?&lt;=[aáàâãeéèêiìíîoóòôõuúùû])(?![lmnrsxz])(?=[bcdfgptv](?=[rl]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(?&lt;=\w[bcçdfgjlmpqrstvxz])(?=[bcçdfgjmnpqstvxz](?![.]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[lmnrsxz]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bcçdfgjlmnprtvxz][aeiou])(?=[aeiou][n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8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ch|lh|nh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9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(ai|ei|oi|ui|au|eu|iu|ou))(?=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ão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ieo])(?=[aeo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bcçdfhjlmnpsrtvxz]u)(?=[aeo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3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[r]$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4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n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5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![gq][aeiou])(?&lt;=[aeiou])(?=[áéíóú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6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[áéíú])(?=[aeiou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7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database-ranges>
        <table:database-range table:target-range-address="Palavras.A1:Palavras.A89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Leonor Martins</meta:initial-creator>
    <dc:creator>Leonor Martins</dc:creator>
    <meta:creation-date>2025-01-22T14:49:42Z</meta:creation-date>
    <dc:date>2025-11-19T15:38:59Z</dc:date>
  </office:meta>
</office:document-meta>
</file>